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2024-02-14 15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2023-01-19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3728" calcext:value-type="float">
            <text:p>39.7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2022-02-10 18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2020-12-16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008" calcext:value-type="float">
            <text:p>40.0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2020-01-16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2018-01-08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6608" calcext:value-type="float">
            <text:p>39.9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2017-02-01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6896" calcext:value-type="float">
            <text:p>40.6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2015-12-16 20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2014-12-08 20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8072" calcext:value-type="float">
            <text:p>39.4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2014-01-27 15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2392" calcext:value-type="float">
            <text:p>39.7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2013-01-25 14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5408" calcext:value-type="float">
            <text:p>37.93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2012-01-18 17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2011-02-03 18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2011-01-13 15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2010-01-18 17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2009-01-06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8064" calcext:value-type="float">
            <text:p>44.70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2008-01-30 20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2007-01-08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0272" calcext:value-type="float">
            <text:p>41.8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2006-01-06 16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0552" calcext:value-type="float">
            <text:p>40.2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2005-01-21 17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7968" calcext:value-type="float">
            <text:p>39.3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2004-02-03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9584" calcext:value-type="float">
            <text:p>37.81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2003-02-07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444" calcext:value-type="float">
            <text:p>35.52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2002-02-18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2001-01-09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2000-01-28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2152" calcext:value-type="float">
            <text:p>33.98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1999-0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1998-01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7976" calcext:value-type="float">
            <text:p>34.09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1997-0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3512" calcext:value-type="float">
            <text:p>33.43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1996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5648" calcext:value-type="float">
            <text:p>36.04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1995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988" calcext:value-type="float">
            <text:p>33.32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1994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7032" calcext:value-type="float">
            <text:p>31.11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1993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1992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1991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1990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1989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1988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1987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1986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1985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1984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1983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1983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1982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4728" calcext:value-type="float">
            <text:p>24.87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1982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1981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1981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1981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6464" calcext:value-type="float">
            <text:p>24.28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1980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1980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1980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1979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1979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1977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1976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1975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1974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1973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1972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1971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1970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1969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1968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5232" calcext:value-type="float">
            <text:p>20.52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1967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1966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1965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1964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1963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1962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1961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521095365101</text:p>
          </table:table-cell>
          <table:table-cell office:value-type="string" calcext:value-type="string">
            <text:p>1957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91" meta:object-count="0"/>
    <meta:user-defined meta:name="AppVersion">3.0</meta:user-defined>
  </office:meta>
</office:document-meta>
</file>